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 style:writing-mode="lr-tb"/>
      <style:text-properties officeooo:paragraph-rsid="00356af6"/>
    </style:style>
    <style:style style:name="P2" style:family="paragraph" style:parent-style-name="Standard">
      <style:paragraph-properties fo:margin-left="0cm" fo:margin-right="0cm" fo:line-height="100%" fo:orphans="2" fo:widows="2" fo:text-indent="0cm" style:auto-text-indent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Тіло_20_тексту" style:master-page-name="">
      <style:paragraph-properties fo:margin-left="0cm" fo:margin-right="0cm" fo:line-height="100%" fo:text-align="justify" style:justify-single-word="false" fo:orphans="2" fo:widows="2" fo:text-indent="0cm" style:auto-text-indent="false" style:page-number="auto" style:writing-mode="lr-tb"/>
      <style:text-properties fo:color="#000000" style:font-name="Times New Roman" fo:font-size="14pt" fo:language="uk" fo:country="UA" fo:font-style="normal" style:text-underline-style="none" fo:font-weight="normal" officeooo:rsid="004ae470" officeooo:paragraph-rsid="004ae470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4" style:family="paragraph" style:parent-style-name="Text_20_body">
      <style:paragraph-properties fo:line-height="100%"/>
      <style:text-properties style:font-name="Times New Roman" fo:font-size="14pt" style:font-size-asian="14pt" style:font-size-complex="14pt"/>
    </style:style>
    <style:style style:name="P5" style:family="paragraph" style:parent-style-name="Text_20_body">
      <style:paragraph-properties fo:line-height="100%"/>
      <style:text-properties style:font-name="Times New Roman" fo:font-size="14pt" officeooo:paragraph-rsid="004ae470" style:font-size-asian="14pt" style:font-size-complex="14pt"/>
    </style:style>
    <style:style style:name="P6" style:family="paragraph" style:parent-style-name="Text_20_body">
      <style:paragraph-properties fo:line-height="100%"/>
      <style:text-properties style:font-name="Times New Roman" fo:font-size="14pt" officeooo:rsid="004ae470" officeooo:paragraph-rsid="004ae470" style:font-size-asian="14pt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style:font-size-asian="14pt" style:font-name-complex="Times New Roman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4ae470" style:font-size-asian="14pt" style:font-size-complex="14pt"/>
    </style:style>
    <style:style style:name="P9" style:family="paragraph" style:parent-style-name="Text_20_body">
      <style:paragraph-properties fo:line-height="100%" fo:text-align="justify" style:justify-single-word="false" fo:orphans="2" fo:widows="2" style:writing-mode="lr-tb"/>
      <style:text-properties style:font-name="Times New Roman" fo:font-size="14pt" officeooo:paragraph-rsid="004ae470" style:font-size-asian="14pt" style:font-size-complex="14pt"/>
    </style:style>
    <style:style style:name="P10" style:family="paragraph" style:parent-style-name="Text_20_body">
      <style:paragraph-properties fo:line-height="100%" fo:text-align="justify" style:justify-single-word="false" fo:orphans="2" fo:widows="2" style:writing-mode="lr-tb"/>
      <style:text-properties fo:color="#000000" style:font-name="Times New Roman" fo:font-size="14pt" fo:language="uk" fo:country="UA" fo:font-style="normal" style:text-underline-style="none" fo:font-weight="normal" officeooo:rsid="004ae470" officeooo:paragraph-rsid="004ae470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1" style:family="paragraph" style:parent-style-name="Text_20_body">
      <style:paragraph-properties fo:line-height="100%"/>
      <style:text-properties style:font-name="Times New Roman" fo:font-size="14pt" officeooo:rsid="004ae470" officeooo:paragraph-rsid="004ae470" style:font-size-asian="14pt" style:font-size-complex="14pt"/>
    </style:style>
    <style:style style:name="P12" style:family="paragraph" style:parent-style-name="Text_20_body" style:list-style-name="L2" style:master-page-name="">
      <style:paragraph-properties fo:line-height="100%" fo:text-align="justify" style:justify-single-word="false" fo:orphans="2" fo:widows="2" style:page-number="auto" style:writing-mode="lr-tb"/>
      <style:text-properties style:font-name="Times New Roman" fo:font-size="14pt" officeooo:rsid="004ae470" officeooo:paragraph-rsid="004ae470" style:font-size-asian="14pt" style:font-size-complex="14pt"/>
    </style:style>
    <style:style style:name="P13" style:family="paragraph" style:parent-style-name="Text_20_body" style:list-style-name="L2">
      <style:paragraph-properties fo:line-height="100%" fo:text-align="justify" style:justify-single-word="false" fo:orphans="2" fo:widows="2" style:writing-mode="lr-tb"/>
      <style:text-properties fo:color="#000000" style:font-name="Times New Roman" fo:font-size="14pt" fo:language="uk" fo:country="UA" fo:font-style="normal" style:text-underline-style="none" fo:font-weight="normal" officeooo:rsid="004ae470" officeooo:paragraph-rsid="004ae470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4" style:family="paragraph" style:parent-style-name="Text_20_body" style:list-style-name="L2">
      <style:paragraph-properties fo:line-height="100%" fo:text-align="justify" style:justify-single-word="false" fo:orphans="2" fo:widows="2" style:writing-mode="lr-tb"/>
      <style:text-properties officeooo:paragraph-rsid="004f78f8"/>
    </style:style>
    <style:style style:name="P15" style:family="paragraph" style:parent-style-name="Text_20_body" style:list-style-name="L2">
      <style:paragraph-properties fo:line-height="100%" fo:text-align="justify" style:justify-single-word="false" fo:orphans="2" fo:widows="2" style:writing-mode="lr-tb"/>
      <style:text-properties style:font-name="Times New Roman" fo:font-size="14pt" officeooo:rsid="004ae470" officeooo:paragraph-rsid="004ae470" fo:background-color="transparent" style:font-size-asian="14pt" style:font-size-complex="14pt"/>
    </style:style>
    <style:style style:name="P16" style:family="paragraph" style:parent-style-name="Тіло_20_тексту" style:list-style-name="L1">
      <style:paragraph-properties fo:line-height="100%" fo:text-align="justify" style:justify-single-word="false" fo:orphans="2" fo:widows="2" style:writing-mode="lr-tb"/>
      <style:text-properties fo:color="#000000" style:font-name="Times New Roman" fo:font-size="14pt" fo:language="uk" fo:country="UA" fo:font-style="normal" style:text-underline-style="none" fo:font-weight="normal" officeooo:rsid="004ae470" officeooo:paragraph-rsid="004ae470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7" style:family="paragraph" style:parent-style-name="Тіло_20_тексту" style:list-style-name="L1">
      <style:paragraph-properties fo:line-height="100%" fo:text-align="justify" style:justify-single-word="false" fo:orphans="2" fo:widows="2" style:writing-mode="lr-tb"/>
      <style:text-properties fo:color="#000000" style:font-name="Times New Roman" fo:font-size="14pt" fo:language="uk" fo:country="UA" fo:font-style="normal" style:text-underline-style="none" fo:font-weight="normal" officeooo:rsid="004ae470" officeooo:paragraph-rsid="004ca726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8" style:family="paragraph" style:parent-style-name="Тіло_20_тексту">
      <style:paragraph-properties fo:margin-left="0cm" fo:margin-right="0cm" fo:line-height="100%" fo:text-align="justify" style:justify-single-word="false" fo:orphans="2" fo:widows="2" fo:text-indent="0cm" style:auto-text-indent="false" style:writing-mode="lr-tb"/>
      <style:text-properties fo:color="#000000" style:font-name="Times New Roman" fo:font-size="14pt" fo:language="uk" fo:country="UA" fo:font-style="normal" style:text-underline-style="none" fo:font-weight="normal" officeooo:rsid="004ae470" officeooo:paragraph-rsid="00528e1c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9" style:family="paragraph" style:parent-style-name="Тіло_20_тексту">
      <style:paragraph-properties fo:margin-left="0cm" fo:margin-right="0cm" fo:line-height="100%" fo:text-align="justify" style:justify-single-word="false" fo:orphans="2" fo:widows="2" fo:text-indent="0cm" style:auto-text-indent="false" style:writing-mode="lr-tb"/>
      <style:text-properties fo:color="#000000" style:font-name="Times New Roman" fo:font-size="14pt" fo:language="uk" fo:country="UA" fo:font-style="normal" style:text-underline-style="none" fo:font-weight="normal" officeooo:rsid="004ae470" officeooo:paragraph-rsid="004ae470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0" style:family="paragraph" style:parent-style-name="Heading_20_1" style:master-page-name="Standard">
      <style:paragraph-properties fo:line-height="100%" style:page-number="auto"/>
      <style:text-properties style:font-name="Times New Roman" fo:font-size="14pt" style:font-size-asian="14pt" style:font-size-complex="14pt"/>
    </style:style>
    <style:style style:name="T1" style:family="text">
      <style:text-properties style:font-name-asian="Times New Roman"/>
    </style:style>
    <style:style style:name="T2" style:family="text">
      <style:text-properties fo:language="uk" fo:country="UA" fo:font-weight="bold" style:font-name-asian="Times New Roman" style:font-weight-asian="bold" style:font-name-complex="Times New Roman"/>
    </style:style>
    <style:style style:name="T3" style:family="text">
      <style:text-properties fo:language="uk" fo:country="UA" fo:font-weight="bold" style:font-weight-asian="bold" style:font-name-complex="Times New Roman"/>
    </style:style>
    <style:style style:name="T4" style:family="text">
      <style:text-properties fo:language="uk" fo:country="UA" style:font-name-complex="Times New Roman"/>
    </style:style>
    <style:style style:name="T5" style:family="text">
      <style:text-properties fo:language="uk" fo:country="UA" officeooo:rsid="0009ee3b" style:font-name-complex="Times New Roman"/>
    </style:style>
    <style:style style:name="T6" style:family="text">
      <style:text-properties fo:language="uk" fo:country="UA" officeooo:rsid="004ae470" style:font-name-complex="Times New Roman"/>
    </style:style>
    <style:style style:name="T7" style:family="text">
      <style:text-properties fo:color="#000000" fo:language="uk" fo:country="UA" style:font-name-complex="Times New Roman"/>
    </style:style>
    <style:style style:name="T8" style:family="text">
      <style:text-properties fo:color="#000000" fo:language="uk" fo:country="UA" officeooo:rsid="001711fc" style:font-name-complex="Times New Roman"/>
    </style:style>
    <style:style style:name="T9" style:family="text">
      <style:text-properties fo:color="#000000" fo:language="uk" fo:country="UA" fo:font-style="normal" style:text-underline-style="none" fo:font-weight="normal" style:letter-kerning="true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fo:color="#000000" fo:language="uk" fo:country="UA" fo:font-style="normal" style:text-underline-style="none" fo:font-weight="normal" officeooo:rsid="004d7a48" style:letter-kerning="true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color="#000000" fo:language="uk" fo:country="UA" fo:font-style="normal" style:text-underline-style="none" fo:font-weight="normal" officeooo:rsid="004f1852" style:letter-kerning="true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fo:color="#000000" fo:language="uk" fo:country="UA" fo:font-style="normal" style:text-underline-style="none" fo:font-weight="normal" officeooo:rsid="0051733c" style:letter-kerning="true" style:font-style-asian="normal" style:font-weight-asian="normal" style:font-name-complex="Times New Roman" style:font-style-complex="normal" style:font-weight-complex="normal"/>
    </style:style>
    <style:style style:name="T13" style:family="text">
      <style:text-properties fo:color="#000000" style:font-name="Times New Roman" fo:font-size="14pt" fo:language="uk" fo:country="UA" fo:font-style="normal" style:text-underline-style="none" fo:font-weight="bold" officeooo:rsid="0020c783" style:letter-kerning="true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5" style:family="text">
      <style:text-properties officeooo:rsid="004ae470"/>
    </style:style>
    <style:style style:name="T16" style:family="text">
      <style:text-properties officeooo:rsid="001711fc"/>
    </style:style>
    <style:style style:name="T17" style:family="text">
      <style:text-properties fo:color="#800000" fo:language="uk" fo:country="UA" fo:font-style="normal" style:text-underline-style="none" fo:font-weight="normal" style:letter-kerning="true" style:font-style-asian="normal" style:font-weight-asian="normal" style:font-name-complex="Times New Roman" style:font-style-complex="normal" style:font-weight-complex="normal"/>
    </style:style>
    <style:style style:name="T18" style:family="text">
      <style:text-properties fo:color="#800000" fo:language="uk" fo:country="UA" fo:font-style="normal" style:text-underline-style="none" fo:font-weight="normal" officeooo:rsid="00522ace" style:letter-kerning="true" style:font-style-asian="normal" style:font-weight-asian="normal" style:font-name-complex="Times New Roman" style:font-style-complex="normal" style:font-weight-complex="normal"/>
    </style:style>
    <style:style style:name="T19" style:family="text">
      <style:text-properties fo:color="#800000" style:font-name="Times New Roman" fo:font-size="14pt" fo:language="uk" fo:country="UA" fo:font-style="normal" style:text-underline-style="none" fo:font-weight="normal" officeooo:rsid="004ae470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0" style:family="text">
      <style:text-properties fo:color="#800000" style:font-name="Times New Roman" fo:font-size="14pt" fo:language="uk" fo:country="UA" fo:font-style="normal" style:text-underline-style="none" fo:font-weight="normal" officeooo:rsid="004ae470" style:letter-kerning="tru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1" style:family="text">
      <style:text-properties fo:color="#800000" style:font-name="Times New Roman" fo:font-size="14pt" fo:language="uk" fo:country="UA" fo:font-style="normal" style:text-underline-style="none" fo:font-weight="normal" officeooo:rsid="0051733c" style:letter-kerning="tru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2" style:family="text">
      <style:text-properties fo:color="#800000" style:font-name="Times New Roman" fo:font-size="14pt" fo:language="uk" fo:country="UA" fo:font-style="normal" style:text-underline-style="none" fo:font-weight="normal" officeooo:rsid="004d7a48" style:letter-kerning="tru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3" style:family="text">
      <style:text-properties fo:color="#800000" style:font-name="Times New Roman" fo:font-size="14pt" fo:language="uk" fo:country="UA" fo:font-style="normal" style:text-underline-style="none" fo:font-weight="normal" officeooo:rsid="004f78f8" style:letter-kerning="tru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4" style:family="text">
      <style:text-properties officeooo:rsid="005173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line-break/>ВИТЯГ</text:h>
      <text:p text:style-name="P8"><text:span text:style-name="T4">з протоколу № </text:span><text:span text:style-name="T6">15 </text:span><text:span text:style-name="T4">ві</text:span><text:span text:style-name="T5">д 15 березня </text:span><text:span text:style-name="T4">201</text:span><text:span text:style-name="T6">6 </text:span><text:span text:style-name="T4">р.<text:line-break/></text:span><text:span text:style-name="T6">засідання спеціалізованої вченої ради Д 26.002.04<text:line-break/>при </text:span><text:span text:style-name="T4">Національно</text:span><text:span text:style-name="T6">му</text:span><text:span text:style-name="T4"> технічно</text:span><text:span text:style-name="T6">му</text:span><text:span text:style-name="T4"> університет</text:span><text:span text:style-name="T6">і</text:span><text:span text:style-name="T4"> України</text:span></text:p>
      <text:p text:style-name="P7"><text:span text:style-name="T1">“</text:span>Київський політехнічний інститут”</text:p>
      <text:p text:style-name="P2"><text:span text:style-name="T2"><text:line-break/><text:tab/></text:span><text:span text:style-name="T3">СЛУХАЛИ</text:span><text:span text:style-name="T4">:</text:span></text:p>
      <text:p text:style-name="P2"/>
      <text:p text:style-name="P3">Комісію членів спеціалізованої вченої ради Д 26.002.04 у складі:</text:p>
      <text:list xml:id="list335535173582976285" text:style-name="L1">
        <text:list-item>
          <text:p text:style-name="P16">д.т.н., проф. Ланкін Ю.М.,</text:p>
        </text:list-item>
        <text:list-item>
          <text:p text:style-name="P17">д.т.н., проф. Бідюк П.І.,</text:p>
        </text:list-item>
        <text:list-item>
          <text:p text:style-name="P16">д.т.н., проф. Стенін О.А.</text:p>
        </text:list-item>
      </text:list>
      <text:p text:style-name="P19">про прийняття до захисту дисертаційної роботи Гуменного Дмитра Олександровича “<text:span text:style-name="T16">Автоматизація процесу керування усталеним рухом антропоморфного крокуючого апарата” </text:span>на здобуття наукового ступеня кандижата технічних наук за спеціальністю 05.13.07 - “Автоматизація процесів керування” та про затвердження офоційних опонентів.</text:p>
      <text:p text:style-name="P1"/>
      <text:p text:style-name="P1"><text:span text:style-name="T13"><text:tab/></text:span><text:span text:style-name="T14">УХВАЛИЛИ:</text:span></text:p>
      <text:p text:style-name="P4"/>
      <text:list xml:id="list6312144353752774653" text:style-name="L2">
        <text:list-item>
          <text:p text:style-name="P12">Прийняти дисертаційну роботу Гуменного Д.О. “<text:span text:style-name="T8">Автоматизація процесу керування усталеним рухом антропоморфного крокуючого апарата” </text:span><text:span text:style-name="T7">до захисту за спеціальністю 05.13.07 - </text:span><text:span text:style-name="T9">“Автоматизація процесів керування”.</text:span></text:p>
        </text:list-item>
        <text:list-item>
          <text:p text:style-name="P13">Затвердити офіційними опонентами:</text:p>
          <text:list>
            <text:list-item>
              <text:p text:style-name="P14"><text:span text:style-name="T19">Гр</text:span><text:span text:style-name="T20">абовського Ге</text:span><text:span text:style-name="T21">оргія Геннадійовича</text:span><text:span text:style-name="T20"> — доктора технічних наук, <text:s/></text:span><text:span text:style-name="T22">професор</text:span><text:span text:style-name="T23">а</text:span><text:span text:style-name="T22">, </text:span><text:span text:style-name="T23">заступника генерального директора з наукової роботи </text:span>Державн<text:span text:style-name="T24">ого</text:span> підприємств<text:span text:style-name="T24">а </text:span>"Науково-виробнича корпорація Київський інститут автоматики" Мінпромполітики України та НАН України;</text:p>
            </text:list-item>
            <text:list-item>
              <text:p text:style-name="P15"><text:span text:style-name="T17">Поліщука Михайла Миколайовича — кандидата технічних наук, </text:span><text:span text:style-name="T18">доцента,</text:span><text:span text:style-name="T10"> </text:span><text:span text:style-name="T12">головного конструктора київського спеціалізованого конструкторського бюро “СКБ-Перспектива”</text:span><text:span text:style-name="T11">.</text:span></text:p>
            </text:list-item>
          </text:list>
        </text:list-item>
        <text:list-item>
          <text:p text:style-name="P13">Затвердити перелік установ, організацій і осіб, яким надсилається автореферат дисертації Гуменного Д.О.</text:p>
        </text:list-item>
      </text:list>
      <text:p text:style-name="P9"/>
      <text:p text:style-name="P10"/>
      <text:p text:style-name="P6">Голова спеціалізованої вченої</text:p>
      <text:p text:style-name="P6">ради Д 26.002.04</text:p>
      <text:p text:style-name="P6">д.т.н., проф.</text:p>
      <text:p text:style-name="P5"><text:span text:style-name="T15"><text:tab/><text:tab/><text:tab/><text:tab/><text:tab/><text:tab/>______</text:span>_________<text:tab/><text:tab/><text:span text:style-name="T15">А.І. Жученко</text:span></text:p>
      <text:p text:style-name="P4"/>
      <text:p text:style-name="P4"/>
      <text:p text:style-name="P5">Вчений секретар</text:p>
      <text:p text:style-name="P6">к.т.н., проф.</text:p>
      <text:p text:style-name="P6"><text:tab/><text:tab/><text:tab/><text:tab/><text:tab/><text:tab/>_______________<text:tab/><text:tab/>Л.С. Ямпольськи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fo:language="ru" fo:country="RU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style:font-name="Times New Roman" fo:font-family="'Times New Roman'" style:font-family-generic="roman" style:font-pitch="variable" fo:font-size="14pt" fo:language="uk" fo:country="UA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Тіло_20_тексту" style:display-name="Тіло тексту" style:family="paragraph" style:parent-style-name="Standard" style:class="text">
      <style:paragraph-properties fo:margin-left="0cm" fo:margin-right="0cm" fo:line-height="100%" fo:text-align="justify" style:justify-single-word="false" fo:orphans="2" fo:widows="2" fo:text-indent="0.635cm" style:auto-text-indent="false" style:writing-mode="lr-tb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_31_" style:display-name="1" style:family="paragraph" style:parent-style-name="Standard" style:class="text"/>
    <style:style style:name="WW8Num1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333333" style:text-underline-style="solid" style:text-underline-width="auto" style:text-underline-color="font-color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шрифт_20_абзаца1" style:display-name="Основной шрифт абзаца1" style:family="text"/>
    <style:style style:name="hps" style:family="text" style:parent-style-name="Основной_20_шрифт_20_абзаца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36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 text:list-tab-stop-position="0.37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1.268cm" fo:margin-left="3.175cm" fo:margin-right="1.31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ГОДА</dc:title>
    <meta:initial-creator>Victor Kazmirenko</meta:initial-creator>
    <meta:creation-date>2013-09-13T08:40:00</meta:creation-date>
    <dc:creator>Dmytro Humennyi</dc:creator>
    <dc:date>2016-03-23T12:32:15.821641482</dc:date>
    <meta:print-date>2016-03-17T12:14:58.007107188</meta:print-date>
    <meta:editing-cycles>68</meta:editing-cycles>
    <meta:editing-duration>PT14H5M21S</meta:editing-duration>
    <meta:generator>LibreOffice/4.2.8.2$Linux_X86_64 LibreOffice_project/420m0$Build-2</meta:generator>
    <meta:printed-by>Dmytro Humennyi</meta:printed-by>
    <meta:document-statistic meta:table-count="0" meta:image-count="0" meta:object-count="0" meta:page-count="1" meta:paragraph-count="22" meta:word-count="185" meta:character-count="1583" meta:non-whitespace-character-count="1407"/>
  </office:meta>
</office:document-meta>
</file>